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4cm" fo:min-width="9.2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5.933cm"/>
    </style:style>
    <style:style style:name="P1" style:family="paragraph">
      <style:paragraph-properties fo:margin-top="0.102cm" fo:margin-bottom="0.102cm"/>
    </style:style>
    <style:style style:name="T1" style:family="text">
      <style:text-properties fo:font-family="Arial" style:font-style-name="Italic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752cm" svg:height="4.214cm" svg:x="1.635cm" svg:y="3.136cm">
          <draw:text-box>
            <text:p text:style-name="P1"><text:span text:style-name="T1">finance, budget, audit, pay, fiscal</text:span></text:p>
            <text:p text:style-name="P1"><text:span text:style-name="T1">shots, flu, health, senior, hospital</text:span></text:p>
            <text:p text:style-name="P1"><text:span text:style-name="T1">meeting, office, schedule, check</text:span></text:p>
            <text:p text:style-name="P1"><text:span text:style-name="T1">Police, judge, jail, firearm, testify</text:span></text:p>
            <text:p/>
          </draw:text-box>
        </draw:frame>
        <draw:frame draw:style-name="gr2" draw:layer="layout" svg:width="6.433cm" svg:height="4.517cm" svg:x="15.097cm" svg:y="4.429cm">
          <draw:text-box>
            <text:p>Hi Susan,</text:p>
            <text:p>What is our budget </text:p>
            <text:p>This year for flu shot </text:p>
            <text:p>Clinics?</text:p>
            <text:p>Any info would be </text:p>
            <text:p>Greatly appreciated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Denny</meta:initial-creator>
    <meta:creation-date>2015-10-10T21:21:16</meta:creation-date>
    <dc:date>2015-10-10T21:33:27</dc:date>
    <dc:creator>Matthew Denny</dc:creator>
    <meta:editing-duration>PT7M50S</meta:editing-duration>
    <meta:editing-cycles>4</meta:editing-cycles>
    <meta:generator>OpenOffice/4.1.1$Unix OpenOffice.org_project/411m6$Build-9775</meta:generator>
    <meta:document-statistic meta:object-count="2"/>
  </office:meta>
</office:document-meta>
</file>